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hall er et aktivitetscenter hvor man kan udføre forskellige aktiviteter såsom at køre på segway, spille golf og fodbold. </text:p>
      <text:p text:style-name="Standard">Kunder tager kontakt til Funhall og booker en oplevelsespakke. Bookingen sker ved telefon, hvor kunden oplyser deres kundens navn, email, adresse, telefonnummer, samt de oplevelser som gruppen gerne vil deltage i. Typisk vil en gruppe booke 2-3 oplevelser. Ligeledes er der planlagt en tidsramme for hvor lang tid den samlede oplevelse skal varer. Når kunden har gennemført bookingen sker der to ting. Kunden modtager en ordrebekræftelse med alle nødvendige oplysninger og en velkomsthilsen, og så gemmer Flexibox en fil med alle ordredetajer på en Linux server.</text:p>
      <text:p text:style-name="Standard">Ved ankomst til funhall skal man indmelde sig til receptionen hvilket kan være problematisk når der er kommer f.eks. 150 mennesker, det er en meget langsom proces for receptionisten at bogføre og registrere alle de ankomne gæster, derfor har vi fået til opgave at oprette et system, der vil gøre det muligt for kunden at selv registrere sig ind i systemet.</text:p>
      <text:p text:style-name="Standard">Det vil effektivere processen for registrering af kundens ankomst, og det vil gøre det muligt for kunden at holde point for de forskellige aktiviteter. </text:p>
      <text:p text:style-name="Standard">Et Check-In/Point system vil derfor både skabe værdi for Funhall ved at effektivisere processen for indmelding af kunder, men det vil også skabe værdi for kunden.<text:bookmark text:name="_GoBack"/> <text:s/></text:p>
      <text:p text:style-name="Standard">Problemstilling</text:p>
      <text:p text:style-name="Standard">Funhall har behov for en selvindtjekningsapplikation der giver mulighed for, at deltagen kan lave et “checkin/tilmeld” på en computerskærm, når han ankommer til Funhall.</text:p>
      <text:p text:style-name="Standard">Selvcheckinsapplikationen skal kunne tillade at de tilmeldte gruppedeltagere at oprette sig som registrerede bruger, således de kan få adgang til tilbud og nyhedsbreve i fremtiden, m.m. Denne tilmelding skal kunne ske på hvilket som helst tidspunkt i løbet af dagen. <text:s/></text:p>
      <text:p text:style-name="Standard">Ved de individuelle aktiviteter bliver der holdt point så man kan se hvem vinderen af den individuelle aktivitet. Funhall vil gerne have oprettet et system hvor der løbende kan registreres point for de forskellige aktiviteter og så til sidst finde en vinder, hvorefter der skal kunne sendes et diplom ud til kund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a" fo:country="DK"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9055in" style:writing-mode="page"/>
      <style:text-properties style:use-window-font-color="true" style:font-name="Calibri" fo:font-size="11pt" fo:language="da" fo:country="DK"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11in" fo:margin-bottom="1.1811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ers Dahl Hansson</meta:initial-creator>
    <dc:creator>eby santhome</dc:creator>
    <meta:editing-cycles>1</meta:editing-cycles>
    <meta:creation-date>2019-04-24T08:55:00</meta:creation-date>
    <dc:date>2019-04-24T11:28:00.16</dc:date>
    <meta:editing-duration>PT17S</meta:editing-duration>
    <meta:generator>OpenOffice/4.1.4$Win32 OpenOffice.org_project/414m5$Build-9788</meta:generator>
    <meta:document-statistic meta:table-count="0" meta:image-count="0" meta:object-count="0" meta:page-count="1" meta:paragraph-count="9" meta:word-count="333" meta:character-count="21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